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tinus Serif" svg:font-family="'Libertinus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.75cm" fo:min-width="25.5cm"/>
    </style:style>
    <style:style style:name="gr2" style:family="graphic" style:parent-style-name="standard">
      <style:graphic-properties draw:fill-color="#499ffa" draw:textarea-horizontal-align="justify" draw:textarea-vertical-align="middle" draw:auto-grow-height="false" fo:min-height="1.75cm" fo:min-width="6.1cm"/>
    </style:style>
    <style:style style:name="gr3" style:family="graphic" style:parent-style-name="standard">
      <style:graphic-properties draw:fill-color="#2b2a99" draw:textarea-horizontal-align="justify" draw:textarea-vertical-align="middle" draw:auto-grow-height="false" fo:min-height="1.75cm" fo:min-width="11cm"/>
    </style:style>
    <style:style style:name="gr4" style:family="graphic" style:parent-style-name="standard">
      <style:graphic-properties draw:fill-color="#499ffa" draw:textarea-horizontal-align="justify" draw:textarea-vertical-align="middle" draw:auto-grow-height="false" fo:min-height="1.75cm" fo:min-width="6.9cm"/>
    </style:style>
    <style:style style:name="gr5" style:family="graphic" style:parent-style-name="standard">
      <style:graphic-properties draw:fill-color="#2b2a99" draw:textarea-horizontal-align="justify" draw:textarea-vertical-align="middle" draw:auto-grow-height="false" fo:min-height="1.75cm" fo:min-width="6.9cm"/>
    </style:style>
    <style:style style:name="gr6" style:family="graphic" style:parent-style-name="standard">
      <style:graphic-properties svg:stroke-width="0.081cm" svg:stroke-color="#000000" draw:marker-start-width="0.321cm" draw:marker-end="Arrow" draw:marker-end-width="0.321cm" draw:fill-color="#2b2a99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321cm" draw:marker-end="Arrow" draw:marker-end-width="0.321cm" draw:fill-color="#2b2a99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1.75cm" fo:min-width="6.9cm"/>
    </style:style>
    <style:style style:name="gr9" style:family="graphic" style:parent-style-name="standard">
      <style:graphic-properties draw:stroke="dash" draw:stroke-dash="Fine_20_Dashed" svg:stroke-width="0.081cm" svg:stroke-color="#000000" draw:marker-start-width="0.321cm" draw:marker-end="Arrow" draw:marker-end-width="0.321cm" draw:fill-color="#2b2a99" draw:textarea-vertical-align="middle" fo:padding-top="0.165cm" fo:padding-bottom="0.165cm" fo:padding-left="0.29cm" fo:padding-right="0.29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499ffa"/>
      <style:paragraph-properties fo:text-align="center"/>
      <style:text-properties fo:color="#ffffff" style:font-name="Libertinus Serif"/>
    </style:style>
    <style:style style:name="P4" style:family="paragraph">
      <loext:graphic-properties draw:fill-color="#2b2a99"/>
      <style:paragraph-properties fo:text-align="center"/>
      <style:text-properties fo:color="#ffffff" style:font-name="Libertinus Serif"/>
    </style:style>
    <style:style style:name="P5" style:family="paragraph">
      <loext:graphic-properties draw:fill-color="#2b2a99"/>
      <style:paragraph-properties fo:text-align="center"/>
    </style:style>
    <style:style style:name="P6" style:family="paragraph">
      <loext:graphic-properties draw:fill-color="#808080"/>
      <style:paragraph-properties fo:text-align="center"/>
      <style:text-properties fo:color="#ffffff" style:font-name="Libertinus Serif"/>
    </style:style>
    <style:style style:name="T1" style:family="text">
      <style:text-properties fo:color="#ffffff" style:font-name="Libertinus Serif"/>
    </style:style>
    <style:style style:name="T2" style:family="text">
      <style:text-properties fo:color="#ffffff" style:font-name="Libertinus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26cm" svg:height="7cm" svg:x="0.4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6.6cm" svg:height="2cm" svg:x="1.1cm" svg:y="0.5cm">
          <text:p text:style-name="P2"><text:span text:style-name="T1">Chainos Sol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11.5cm" svg:height="2cm" svg:x="12.1cm" svg:y="0.5cm">
          <text:p text:style-name="P2"><text:span text:style-name="T1">Sorbonne University – Polytech Sorbon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7.4cm" svg:height="2cm" svg:x="0.7cm" svg:y="4.501cm">
          <text:p text:style-name="P2"><text:span text:style-name="T1">Ph.D Van Nam Nguy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4" draw:id="id4" draw:layer="layout" svg:width="7.4cm" svg:height="2cm" svg:x="9.7cm" svg:y="4.502cm">
          <text:p text:style-name="P2"><text:span text:style-name="T1">Ph.D O</text:span><text:span text:style-name="T2">UZIA</text:span><text:span text:style-name="T1"> Hacè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5" draw:id="id5" draw:layer="layout" svg:width="7.4cm" svg:height="2cm" svg:x="18.7cm" svg:y="4.503cm">
          <text:p text:style-name="P2"><text:span text:style-name="T1">Ph.D A</text:span><text:span text:style-name="T2">CHARD</text:span><text:span text:style-name="T1"> Cather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4cm" svg:y1="2.5cm" svg:x2="4.4cm" svg:y2="4.501cm" draw:start-shape="id1" draw:start-glue-point="6" draw:end-shape="id2" draw:end-glue-point="4" svg:d="M4400 2500v2001" svg:viewBox="0 0 1 2002">
          <text:p/>
        </draw:connector>
        <draw:connector draw:style-name="gr7" draw:text-style-name="P5" draw:layer="layout" svg:x1="17.85cm" svg:y1="2.5cm" svg:x2="13.4cm" svg:y2="4.502cm" draw:start-shape="id3" draw:start-glue-point="6" draw:end-shape="id4" draw:end-glue-point="4" svg:d="M17850 2500v1002h-4450v1000" svg:viewBox="0 0 4451 2003">
          <text:p/>
        </draw:connector>
        <draw:connector draw:style-name="gr7" draw:text-style-name="P5" draw:layer="layout" draw:line-skew="-0.002cm" svg:x1="17.85cm" svg:y1="2.5cm" svg:x2="22.4cm" svg:y2="4.503cm" draw:start-shape="id3" draw:start-glue-point="6" draw:end-shape="id5" draw:end-glue-point="4" svg:d="M17850 2500v1000h4550v1003" svg:viewBox="0 0 4551 2004">
          <text:p/>
        </draw:connector>
        <draw:custom-shape draw:style-name="gr8" draw:text-style-name="P6" draw:layer="layout" svg:width="7.4cm" svg:height="2cm" svg:x="18.701cm" svg:y="9.504cm">
          <text:p text:style-name="P2"><text:span text:style-name="T1">D</text:span><text:span text:style-name="T2">AABOUL</text:span><text:span text:style-name="T1"> Abdalla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2cm" svg:x="9.702cm" svg:y="9.505cm">
          <text:p text:style-name="P2"><text:span text:style-name="T1">B</text:span><text:span text:style-name="T2">ONACCHI</text:span><text:span text:style-name="T1"> Jérô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2cm" svg:x="0.703cm" svg:y="9.506cm">
          <text:p text:style-name="P2"><text:span text:style-name="T1">B</text:span><text:span text:style-name="T2">ELKADA</text:span><text:span text:style-name="T1"> Youn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2cm" svg:x="5.204cm" svg:y="12.507cm">
          <text:p text:style-name="P2"><text:span text:style-name="T1">M</text:span><text:span text:style-name="T2">OURSLI</text:span><text:span text:style-name="T1"> Najw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2cm" svg:x="14.205cm" svg:y="12.508cm">
          <text:p text:style-name="P2"><text:span text:style-name="T1">Z</text:span><text:span text:style-name="T2">UCKER</text:span><text:span text:style-name="T1"> Arth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svg:x1="4.4cm" svg:y1="6.501cm" svg:x2="13.4cm" svg:y2="8.5cm" draw:start-shape="id2" draw:start-glue-point="6" draw:end-shape="id6" draw:end-glue-point="4" svg:d="M4400 6501v1000h9000v999" svg:viewBox="0 0 9001 2000">
          <text:p/>
        </draw:connector>
        <draw:connector draw:style-name="gr9" draw:text-style-name="P5" draw:layer="layout" svg:x1="13.4cm" svg:y1="6.502cm" svg:x2="13.4cm" svg:y2="8.5cm" draw:start-shape="id4" draw:start-glue-point="6" draw:end-shape="id6" draw:end-glue-point="4" svg:d="M13400 6502v1998" svg:viewBox="0 0 1 1999">
          <text:p/>
        </draw:connector>
        <draw:connector draw:style-name="gr9" draw:text-style-name="P5" draw:layer="layout" svg:x1="22.4cm" svg:y1="6.503cm" svg:x2="13.4cm" svg:y2="8.5cm" draw:start-shape="id5" draw:start-glue-point="6" draw:end-shape="id6" draw:end-glue-point="4" svg:d="M22400 6503v999h-9000v998" svg:viewBox="0 0 9001 19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tinus Serif" svg:font-family="'Libertinus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2:40:39.867040745</meta:creation-date>
    <dc:date>2019-11-14T22:48:26.520058803</dc:date>
    <meta:editing-duration>PT32M52S</meta:editing-duration>
    <meta:editing-cycles>12</meta:editing-cycles>
    <meta:generator>LibreOffice/6.2.8.2$Linux_X86_64 LibreOffice_project/20$Build-2</meta:generator>
    <meta:document-statistic meta:object-count="17"/>
  </office:meta>
</office:document-meta>
</file>